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style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, monospace"/>
    <style:font-face style:name="Tahoma1" svg:font-family="Tahoma"/>
    <style:font-face style:name="Liberation Mono" svg:font-family="'Liberation Mono'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Garamond1" svg:font-family="Garamond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Garamond" fo:font-size="16pt" officeooo:paragraph-rsid="0010d09f" style:font-name-asian="Garamond1" style:font-size-asian="16pt" style:font-name-complex="Garamond1" style:font-size-complex="16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Garamond" fo:font-size="16pt" fo:font-weight="bold" officeooo:rsid="0012cdd4" officeooo:paragraph-rsid="0010d09f" style:font-name-asian="Garamond1" style:font-size-asian="16pt" style:font-weight-asian="bold" style:font-name-complex="Garamond1" style:font-size-complex="16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Garamond" fo:font-size="16pt" fo:font-weight="bold" officeooo:rsid="00297983" officeooo:paragraph-rsid="00297983" style:font-name-asian="Garamond1" style:font-size-asian="16pt" style:font-weight-asian="bold" style:font-name-complex="Garamond1" style:font-size-complex="16pt" style:font-weight-complex="bold"/>
    </style:style>
    <style:style style:name="P4" style:family="paragraph" style:parent-style-name="Standard">
      <style:text-properties style:font-name="Garamond" fo:font-size="24pt" officeooo:paragraph-rsid="0010d09f" style:font-name-asian="Garamond1" style:font-size-asian="24pt" style:font-name-complex="Garamond1" style:font-size-complex="24pt"/>
    </style:style>
    <style:style style:name="P5" style:family="paragraph" style:parent-style-name="Standard">
      <style:text-properties style:font-name="Garamond" fo:font-size="24pt" fo:font-weight="bold" officeooo:paragraph-rsid="0010d09f" style:font-name-asian="Garamond1" style:font-size-asian="24pt" style:font-weight-asian="bold" style:font-name-complex="Garamond1" style:font-size-complex="24pt"/>
    </style:style>
    <style:style style:name="P6" style:family="paragraph" style:parent-style-name="Standard">
      <style:text-properties style:font-name="Garamond" officeooo:paragraph-rsid="0010d09f" style:font-name-asian="Garamond1" style:font-name-complex="Garamond1"/>
    </style:style>
    <style:style style:name="P7" style:family="paragraph" style:parent-style-name="Standard" style:master-page-name="Standard">
      <style:paragraph-properties style:page-number="1"/>
      <style:text-properties style:font-name="Garamond" fo:font-size="24pt" officeooo:paragraph-rsid="0010d09f" style:font-name-asian="Garamond1" style:font-size-asian="24pt" style:font-name-complex="Garamond1" style:font-size-complex="24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Garamond" fo:font-size="14pt" fo:font-weight="normal" officeooo:rsid="0030bc8d" officeooo:paragraph-rsid="0030bc8d" style:font-name-asian="Garamond1" style:font-size-asian="12.25pt" style:font-weight-asian="normal" style:font-name-complex="Garamond1" style:font-size-complex="14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Garamond" fo:font-size="14pt" fo:font-weight="normal" officeooo:rsid="00297983" officeooo:paragraph-rsid="0030bc8d" style:font-name-asian="Garamond1" style:font-size-asian="12.25pt" style:font-weight-asian="normal" style:font-name-complex="Garamond1" style:font-size-complex="14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Garamond" fo:font-size="14pt" fo:font-weight="normal" officeooo:rsid="00314f65" officeooo:paragraph-rsid="00314f65" style:font-name-asian="Garamond1" style:font-size-asian="12.25pt" style:font-weight-asian="normal" style:font-name-complex="Garamond1" style:font-size-complex="14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Garamond" fo:font-size="14pt" officeooo:rsid="002e69bd" officeooo:paragraph-rsid="0010d09f" style:font-size-asian="14pt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Garamond" fo:font-size="16pt" fo:font-weight="bold" officeooo:rsid="0012cdd4" officeooo:paragraph-rsid="0010d09f" style:font-name-asian="Garamond1" style:font-size-asian="16pt" style:font-weight-asian="bold" style:font-name-complex="Garamond1" style:font-size-complex="16pt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Garamond" fo:font-size="16pt" fo:font-weight="bold" officeooo:rsid="00297983" officeooo:paragraph-rsid="00314f65" style:font-name-asian="Garamond1" style:font-size-asian="16pt" style:font-weight-asian="bold" style:font-name-complex="Garamond1" style:font-size-complex="16pt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Garamond" fo:font-size="16pt" fo:font-weight="normal" officeooo:rsid="00335cd9" officeooo:paragraph-rsid="00335cd9" style:font-name-asian="Garamond1" style:font-size-asian="16pt" style:font-weight-asian="normal" style:font-name-complex="Garamond1" style:font-size-complex="16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Garamond" fo:font-size="16pt" fo:font-weight="normal" officeooo:rsid="0034c791" officeooo:paragraph-rsid="0034c791" style:font-name-asian="Garamond1" style:font-size-asian="16pt" style:font-weight-asian="normal" style:font-name-complex="Garamond1" style:font-size-complex="16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Garamond" fo:font-size="16pt" fo:font-weight="normal" officeooo:rsid="0036c6ba" officeooo:paragraph-rsid="0036c6ba" style:font-name-asian="Garamond1" style:font-size-asian="16pt" style:font-weight-asian="normal" style:font-name-complex="Garamond1" style:font-size-complex="16pt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Garamond" fo:font-size="16pt" fo:font-weight="normal" officeooo:rsid="00391641" officeooo:paragraph-rsid="00391641" style:font-name-asian="Garamond1" style:font-size-asian="16pt" style:font-weight-asian="normal" style:font-name-complex="Garamond1" style:font-size-complex="16pt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Garamond" fo:font-size="16pt" style:text-underline-style="solid" style:text-underline-width="auto" style:text-underline-color="font-color" fo:font-weight="normal" officeooo:rsid="0030bc8d" officeooo:paragraph-rsid="0030bc8d" style:font-name-asian="Garamond1" style:font-size-asian="16pt" style:font-weight-asian="normal" style:font-name-complex="Garamond1" style:font-size-complex="16pt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Garamond" fo:font-size="16pt" style:text-underline-style="solid" style:text-underline-width="auto" style:text-underline-color="font-color" fo:font-weight="normal" officeooo:rsid="00314f65" officeooo:paragraph-rsid="00314f65" style:font-name-asian="Garamond1" style:font-size-asian="16pt" style:font-weight-asian="normal" style:font-name-complex="Garamond1" style:font-size-complex="16pt" style:font-weight-complex="normal"/>
    </style:style>
    <style:style style:name="T1" style:family="text">
      <style:text-properties officeooo:rsid="002f737d"/>
    </style:style>
    <style:style style:name="T2" style:family="text">
      <style:text-properties officeooo:rsid="00314f65"/>
    </style:style>
    <style:style style:name="T3" style:family="text">
      <style:text-properties officeooo:rsid="00324d64"/>
    </style:style>
    <style:style style:name="T4" style:family="text">
      <style:text-properties officeooo:rsid="0036c6ba"/>
    </style:style>
    <style:style style:name="T5" style:family="text">
      <style:text-properties officeooo:rsid="00389542"/>
    </style:style>
    <style:style style:name="T6" style:family="text">
      <style:text-properties officeooo:rsid="00391641"/>
    </style:style>
    <style:style style:name="fr1" style:family="graphic" style:parent-style-name="OLE">
      <style:graphic-properties style:vertical-pos="from-top" style:vertical-rel="paragraph" style:horizontal-pos="center" style:horizontal-rel="paragraph" draw:ole-draw-aspect="1"/>
    </style:style>
    <style:style style:name="fr2" style:family="graphic" style:parent-style-name="OLE">
      <style:graphic-properties style:run-through="foreground" style:wrap="none" style:vertical-pos="from-top" style:vertical-rel="paragraph" style:horizontal-pos="center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4"/>
      <text:p text:style-name="P4"/>
      <text:p text:style-name="P4"/>
      <text:p text:style-name="P4"/>
      <text:p text:style-name="P5">CAIM Lab, Session <text:span text:style-name="T1">8</text:span>: </text:p>
      <text:p text:style-name="P5">Locality Sensitive Hashing <text:s text:c="4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/>
      <text:p text:style-name="P1"/>
      <text:p text:style-name="P1"/>
      <text:p text:style-name="P1"/>
      <text:p text:style-name="P1">David Sànchez Peña</text:p>
      <text:p text:style-name="P6"/>
      <text:p text:style-name="P6"/>
      <text:p text:style-name="P6"/>
      <text:p text:style-name="P6"/>
      <text:p text:style-name="P6"><text:soft-page-break/></text:p>
      <text:p text:style-name="P3">Tarea 1</text:p>
      <text:p text:style-name="P18">Parámetro k:</text:p>
      <text:p text:style-name="P8"><text:span text:style-name="T2">Para nuestro primer experimento fijaremos el valor m = 5. A</text:span> medida que aumentamos el valor de k, aumenta el tiempo de ejecucion de forma lineal:</text:p>
      <text:p text:style-name="P8"/>
      <text:p text:style-name="P9"><draw:frame draw:style-name="fr1" draw:name="Objeto1" text:anchor-type="paragraph" svg:y="0.102cm" svg:width="17.039cm" svg:height="0.79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0"><draw:frame draw:style-name="fr2" draw:name="Objeto2" text:anchor-type="paragraph" svg:y="-0.113cm" svg:width="11.88cm" svg:height="6.687cm" draw:z-index="1"><draw:object xlink:href="./Object 2" xlink:type="simple" xlink:show="embed" xlink:actuate="onLoad"/><draw:image xlink:href="./ObjectReplacements/Object 2" xlink:type="simple" xlink:show="embed" xlink:actuate="onLoad"/></draw:frame>En lo que respecta al número de candidatos, a medida que aumentamos k, el numero de candidatos se va reduciendo. Llegando a un punto en que el numero de candidatos es incluso menor que 0:</text:p>
      <text:p text:style-name="P2"/>
      <text:p text:style-name="P2"><draw:frame draw:style-name="fr2" draw:name="Objeto3" text:anchor-type="paragraph" svg:y="-0.106cm" svg:width="12.769cm" svg:height="7.186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9"><text:soft-page-break/>Parámetro <text:span text:style-name="T3">m</text:span></text:p>
      <text:p text:style-name="P14">Para el segundo experimento, fijaremos k = 20. Entonces, a medida que vamos aumentando m, vemos un efecto similar al del anterior experimento, donde el tiempo de ejecución aumenta de forma lineal.</text:p>
      <text:p text:style-name="P14"/>
      <text:p text:style-name="P13"><draw:frame draw:style-name="fr3" draw:name="Objeto4" text:anchor-type="paragraph" svg:width="16.72cm" svg:height="0.746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4"><draw:frame draw:style-name="fr3" draw:name="Objeto5" text:anchor-type="paragraph" svg:width="13.855cm" svg:height="7.798cm" draw:z-index="4"><draw:object xlink:href="./Object 5" xlink:type="simple" xlink:show="embed" xlink:actuate="onLoad"/><draw:image xlink:href="./ObjectReplacements/Object 5" xlink:type="simple" xlink:show="embed" xlink:actuate="onLoad"/></draw:frame>Pero esta vez vemos el efecto contrario que en el experimento anterior, ya que a medida que m aumenta, también lo hace el número de candidatos:</text:p>
      <text:p text:style-name="P13"><draw:frame draw:style-name="fr1" draw:name="Objeto6" text:anchor-type="paragraph" svg:y="0.503cm" svg:width="12.917cm" svg:height="7.271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Tarea <text:span text:style-name="T2">2</text:span></text:p>
      <text:p text:style-name="P15">Antes de seguir realizando experimentos, se nos pide que implementemos algunas funciones en python.</text:p>
      <text:p text:style-name="P15">Primero de todo tenemos que hacer una función que compute la distancia entre dos imágenes de entrada. <text:span text:style-name="T4">Para ello utilizaremos la distáncia de Hamming.</text:span></text:p>
      <text:p text:style-name="P16">Después, una función que dada una imagen, encuentre la imagen más cercana utilizando un algoritmo de fuerza bruta.</text:p>
      <text:p text:style-name="P16">Y finalmente, implementaremos un método de busqueda basado en hashing, que tendrá un funcionamento parecido al de fuerza bruta, pero solamente iterará sobre el set de candidatos.</text:p>
      <text:p text:style-name="P16"><text:span text:style-name="T6">Para empezar, veremos como afecta el tamaño del set de imagenes en la ejecución del programa. </text:span>Comparando el tiempo de ejecución de estos dos métodos, obtenemos la siguiente <text:span text:style-name="T5">gráfica</text:span>:</text:p>
      <text:p text:style-name="P16"/>
      <text:p text:style-name="P16"><draw:frame draw:style-name="fr3" draw:name="Objeto7" text:anchor-type="paragraph" svg:width="15.289cm" svg:height="8.599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2"/>
      <text:p text:style-name="P17"><text:soft-page-break/>Después podemos obesrvar que si el valor de m es demasiado pequeño, los resultados de los dos métodos son distintos. Lo mismo pasa cuando aumentamos el valor de k. Esto es debido a que al alterar estos valores, el numero de candidatos se reduce, y entonces aumenta la dificulad de encontrar la imágen óptima.</text:p>
      <text:p text:style-name="P2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, monospace"/>
    <style:font-face style:name="Tahoma1" svg:font-family="Tahoma"/>
    <style:font-face style:name="Liberation Mono" svg:font-family="'Liberation Mono'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Garamond1" svg:font-family="Garamond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2M1S</meta:editing-duration>
    <meta:editing-cycles>7</meta:editing-cycles>
    <meta:generator>LibreOffice/5.4.2.2$Windows_X86_64 LibreOffice_project/22b09f6418e8c2d508a9eaf86b2399209b0990f4</meta:generator>
    <dc:date>2020-01-14T03:32:55.251000000</dc:date>
    <meta:document-statistic meta:table-count="0" meta:image-count="0" meta:object-count="7" meta:page-count="5" meta:paragraph-count="17" meta:word-count="303" meta:character-count="1806" meta:non-whitespace-character-count="151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solid #000000"/>
    </style:style>
    <style:style style:name="ce3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k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ce3" office:value-type="string" calcext:value-type="string">
            <text:p>segundos 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6" calcext:value-type="float">
            <text:p>0,06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0.17" calcext:value-type="float">
            <text:p>0,17</text:p>
          </table:table-cell>
          <table:table-cell table:style-name="ce3" office:value-type="float" office:value="0.26" calcext:value-type="float">
            <text:p>0,26</text:p>
          </table:table-cell>
          <table:table-cell table:style-name="ce3" office:value-type="float" office:value="0.39" calcext:value-type="float">
            <text:p>0,39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76" calcext:value-type="float">
            <text:p>0,76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4">00/00/0000</text:date>, <text:time style:data-style-name="N2" text:time-value="01:38:59.60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879cm" svg:height="6.686cm" xlink:href="." xlink:type="simple" chart:class="chart:scatter" chart:style-name="ch1">
        <chart:plot-area chart:style-name="ch2" chart:data-source-has-labels="both" svg:x="1.248cm" svg:y="0.133cm" svg:width="10.394cm" svg:height="5.439cm">
          <chartooo:coordinate-region svg:x="1.975cm" svg:y="0.332cm" svg:width="9.481cm" svg:height="4.593cm"/>
          <chart:axis chart:dimension="x" chart:name="primary-x" chart:style-name="ch3" chartooo:axis-type="auto">
            <chart:title svg:x="6.308cm" svg:y="5.705cm" chart:style-name="ch4">
              <text:p>k</text:p>
            </chart:title>
            <chart:categories table:cell-range-address="local-table.$B$1:.$I$1"/>
            <chart:grid chart:style-name="ch5" chart:class="major"/>
          </chart:axis>
          <chart:axis chart:dimension="y" chart:name="primary-y" chart:style-name="ch3">
            <chart:title svg:x="0.451cm" svg:y="3.624cm" chart:style-name="ch6">
              <text:p>segundos</text:p>
            </chart:title>
            <chart:grid chart:style-name="ch5" chart:class="major"/>
          </chart:axis>
          <chart:series chart:style-name="ch7" chart:values-cell-range-address="local-table.$B$3:.$I$3" chart:label-cell-address="local-table.$A$3" chart:class="chart:scatter">
            <chart:domain table:cell-range-address="local-table.$B$2:.$I$2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segundos 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0.1">
                <text:p>0.1</text:p>
              </table:table-cell>
              <table:table-cell office:value-type="float" office:value="0.17">
                <text:p>0.17</text:p>
              </table:table-cell>
              <table:table-cell office:value-type="float" office:value="0.26">
                <text:p>0.26</text:p>
              </table:table-cell>
              <table:table-cell office:value-type="float" office:value="0.39">
                <text:p>0.39</text:p>
              </table:table-cell>
              <table:table-cell office:value-type="float" office:value="0.63">
                <text:p>0.63</text:p>
              </table:table-cell>
              <table:table-cell office:value-type="float" office:value="0.76">
                <text:p>0.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768cm" svg:height="7.185cm" xlink:href="." xlink:type="simple" chart:class="chart:scatter" chart:style-name="ch1">
        <chart:plot-area chart:style-name="ch2" chart:data-source-has-labels="both" svg:x="1.266cm" svg:y="0.143cm" svg:width="11.247cm" svg:height="5.918cm">
          <chartooo:coordinate-region svg:x="2.073cm" svg:y="0.342cm" svg:width="10.068cm" svg:height="5.072cm"/>
          <chart:axis chart:dimension="x" chart:name="primary-x" chart:style-name="ch3" chartooo:axis-type="auto">
            <chart:title svg:x="6.752cm" svg:y="6.204cm" chart:style-name="ch4">
              <text:p>k</text:p>
            </chart:title>
            <chart:categories table:cell-range-address="local-table.$B$1:.$I$1"/>
          </chart:axis>
          <chart:axis chart:dimension="y" chart:name="primary-y" chart:style-name="ch3">
            <chart:title svg:x="0.451cm" svg:y="4.442cm" chart:style-name="ch5">
              <text:p>Media candidatos</text:p>
            </chart:title>
            <chart:grid chart:style-name="ch6" chart:class="major"/>
          </chart:axis>
          <chart:series chart:style-name="ch7" chart:values-cell-range-address="local-table.$B$3:.$I$3" chart:label-cell-address="local-table.$A$3" chart:class="chart:scatter">
            <chart:domain table:cell-range-address="local-table.$B$2:.$I$2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avg. Candidate</text:p>
              </table:table-cell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1242">
                <text:p>1242</text:p>
              </table:table-cell>
              <table:table-cell office:value-type="float" office:value="797">
                <text:p>797</text:p>
              </table:table-cell>
              <table:table-cell office:value-type="float" office:value="333">
                <text:p>333</text:p>
              </table:table-cell>
              <table:table-cell office:value-type="float" office:value="59">
                <text:p>59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solid #000000"/>
    </style:style>
    <style:style style:name="ce3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k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ce3" office:value-type="string" calcext:value-type="string">
            <text:p>segundos </text:p>
          </table:table-cell>
          <table:table-cell table:style-name="ce3" office:value-type="float" office:value="0.08" calcext:value-type="float">
            <text:p>0,08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34" calcext:value-type="float">
            <text:p>0,34</text:p>
          </table:table-cell>
          <table:table-cell table:style-name="ce3" office:value-type="float" office:value="0.67" calcext:value-type="float">
            <text:p>0,67</text:p>
          </table:table-cell>
          <table:table-cell table:style-name="ce3" office:value-type="float" office:value="0.97" calcext:value-type="float">
            <text:p>0,97</text:p>
          </table:table-cell>
          <table:table-cell table:style-name="ce3" office:value-type="float" office:value="1.61" calcext:value-type="float">
            <text:p>1,61</text:p>
          </table:table-cell>
          <table:table-cell table:style-name="ce3" office:value-type="float" office:value="2.54" calcext:value-type="float">
            <text:p>2,54</text:p>
          </table:table-cell>
          <table:table-cell table:style-name="ce3" office:value-type="float" office:value="3.23" calcext:value-type="float">
            <text:p>3,23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4">00/00/0000</text:date>, <text:time style:data-style-name="N2" text:time-value="01:59:52.75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855cm" svg:height="7.797cm" xlink:href="." xlink:type="simple" chart:class="chart:scatter" chart:style-name="ch1">
        <chart:plot-area chart:style-name="ch2" chart:data-source-has-labels="both" svg:x="1.288cm" svg:y="0.155cm" svg:width="12.29cm" svg:height="6.506cm">
          <chartooo:coordinate-region svg:x="2.015cm" svg:y="0.355cm" svg:width="11.376cm" svg:height="5.659cm"/>
          <chart:axis chart:dimension="x" chart:name="primary-x" chart:style-name="ch3" chartooo:axis-type="auto">
            <chart:title svg:x="7.296cm" svg:y="6.816cm" chart:style-name="ch4">
              <text:p>k</text:p>
            </chart:title>
            <chart:categories table:cell-range-address="local-table.$B$1:.$I$1"/>
            <chart:grid chart:style-name="ch5" chart:class="major"/>
          </chart:axis>
          <chart:axis chart:dimension="y" chart:name="primary-y" chart:style-name="ch3">
            <chart:title svg:x="0.451cm" svg:y="4.18cm" chart:style-name="ch6">
              <text:p>segundos</text:p>
            </chart:title>
            <chart:grid chart:style-name="ch5" chart:class="major"/>
          </chart:axis>
          <chart:series chart:style-name="ch7" chart:values-cell-range-address="local-table.$B$3:.$I$3" chart:label-cell-address="local-table.$A$3" chart:class="chart:scatter">
            <chart:domain table:cell-range-address="local-table.$B$2:.$I$2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segundos </text:p>
              </table:table-cell>
              <table:table-cell office:value-type="float" office:value="0.08">
                <text:p>0.08</text:p>
              </table:table-cell>
              <table:table-cell office:value-type="float" office:value="0.14">
                <text:p>0.14</text:p>
              </table:table-cell>
              <table:table-cell office:value-type="float" office:value="0.34">
                <text:p>0.34</text:p>
              </table:table-cell>
              <table:table-cell office:value-type="float" office:value="0.67">
                <text:p>0.67</text:p>
              </table:table-cell>
              <table:table-cell office:value-type="float" office:value="0.97">
                <text:p>0.97</text:p>
              </table:table-cell>
              <table:table-cell office:value-type="float" office:value="1.61">
                <text:p>1.61</text:p>
              </table:table-cell>
              <table:table-cell office:value-type="float" office:value="2.54">
                <text:p>2.54</text:p>
              </table:table-cell>
              <table:table-cell office:value-type="float" office:value="3.23">
                <text:p>3.2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916cm" svg:height="7.27cm" xlink:href="." xlink:type="simple" chart:class="chart:scatter" chart:style-name="ch1">
        <chart:plot-area chart:style-name="ch2" chart:data-source-has-labels="both" svg:x="1.269cm" svg:y="0.145cm" svg:width="11.389cm" svg:height="5.999cm">
          <chartooo:coordinate-region svg:x="2.076cm" svg:y="0.344cm" svg:width="10.395cm" svg:height="5.153cm"/>
          <chart:axis chart:dimension="x" chart:name="primary-x" chart:style-name="ch3" chartooo:axis-type="auto">
            <chart:title svg:x="6.826cm" svg:y="6.289cm" chart:style-name="ch4">
              <text:p>k</text:p>
            </chart:title>
            <chart:categories table:cell-range-address="local-table.$B$1:.$I$1"/>
          </chart:axis>
          <chart:axis chart:dimension="y" chart:name="primary-y" chart:style-name="ch3">
            <chart:title svg:x="0.451cm" svg:y="4.484cm" chart:style-name="ch5">
              <text:p>Media candidatos</text:p>
            </chart:title>
            <chart:grid chart:style-name="ch6" chart:class="major"/>
          </chart:axis>
          <chart:series chart:style-name="ch7" chart:values-cell-range-address="local-table.$B$3:.$I$3" chart:label-cell-address="local-table.$A$3" chart:class="chart:scatter">
            <chart:domain table:cell-range-address="local-table.$B$2:.$I$2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avg. Candidate</text:p>
              </table:table-cell>
              <table:table-cell office:value-type="float" office:value="38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133">
                <text:p>133</text:p>
              </table:table-cell>
              <table:table-cell office:value-type="float" office:value="235">
                <text:p>235</text:p>
              </table:table-cell>
              <table:table-cell office:value-type="float" office:value="311">
                <text:p>311</text:p>
              </table:table-cell>
              <table:table-cell office:value-type="float" office:value="365">
                <text:p>365</text:p>
              </table:table-cell>
              <table:table-cell office:value-type="float" office:value="587">
                <text:p>587</text:p>
              </table:table-cell>
              <table:table-cell office:value-type="float" office:value="696">
                <text:p>69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89cm" svg:height="8.598cm" xlink:href="." xlink:type="simple" chart:class="chart:scatter" chart:style-name="ch1">
        <chart:legend chart:legend-position="end" svg:x="12.014cm" svg:y="3.751cm" style:legend-expansion="high" chart:style-name="ch2"/>
        <chart:plot-area chart:style-name="ch3" chart:data-source-has-labels="both" svg:x="1.316cm" svg:y="0.171cm" svg:width="10.393cm" svg:height="7.275cm">
          <chartooo:coordinate-region svg:x="1.937cm" svg:y="0.37cm" svg:width="9.4cm" svg:height="6.429cm"/>
          <chart:axis chart:dimension="x" chart:name="primary-x" chart:style-name="ch4" chartooo:axis-type="auto">
            <chart:title svg:x="5.343cm" svg:y="7.617cm" chart:style-name="ch5">
              <text:p>Tamaño del set</text:p>
            </chart:title>
            <chart:categories table:cell-range-address="local-table.$B$1:.$G$1"/>
          </chart:axis>
          <chart:axis chart:dimension="y" chart:name="primary-y" chart:style-name="ch4">
            <chart:title svg:x="0.451cm" svg:y="4.58cm" chart:style-name="ch6">
              <text:p>segundos</text:p>
            </chart:title>
            <chart:grid chart:style-name="ch7" chart:class="major"/>
          </chart:axis>
          <chart:series chart:style-name="ch8" chart:values-cell-range-address="local-table.$B$3:.$G$3" chart:label-cell-address="local-table.$A$3" chart:class="chart:scatter">
            <chart:domain table:cell-range-address="local-table.$B$2:.$G$2"/>
            <chart:data-point chart:repeated="6"/>
          </chart:series>
          <chart:series chart:style-name="ch9" chart:values-cell-range-address="local-table.$B$4:.$G$4" chart:label-cell-address="local-table.$A$4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lsh</text:p>
              </table:table-cell>
              <table:table-cell office:value-type="float" office:value="0.36">
                <text:p>0.36</text:p>
              </table:table-cell>
              <table:table-cell office:value-type="float" office:value="0.57">
                <text:p>0.57</text:p>
              </table:table-cell>
              <table:table-cell office:value-type="float" office:value="1.14">
                <text:p>1.14</text:p>
              </table:table-cell>
              <table:table-cell office:value-type="float" office:value="2.33">
                <text:p>2.33</text:p>
              </table:table-cell>
              <table:table-cell office:value-type="float" office:value="3.35">
                <text:p>3.35</text:p>
              </table:table-cell>
              <table:table-cell office:value-type="float" office:value="5.08">
                <text:p>5.08</text:p>
              </table:table-cell>
            </table:table-row>
            <table:table-row>
              <table:table-cell office:value-type="string">
                <text:p>Fuerza-bruta</text:p>
              </table:table-cell>
              <table:table-cell office:value-type="float" office:value="0.52">
                <text:p>0.52</text:p>
              </table:table-cell>
              <table:table-cell office:value-type="float" office:value="1.52">
                <text:p>1.52</text:p>
              </table:table-cell>
              <table:table-cell office:value-type="float" office:value="4.56">
                <text:p>4.56</text:p>
              </table:table-cell>
              <table:table-cell office:value-type="float" office:value="10.4">
                <text:p>10.4</text:p>
              </table:table-cell>
              <table:table-cell office:value-type="float" office:value="15.6">
                <text:p>15.6</text:p>
              </table:table-cell>
              <table:table-cell office:value-type="float" office:value="26.07">
                <text:p>26.0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